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2.57cm" style:rel-column-width="6553*"/>
    </style:style>
    <style:style style:name="Tabelle1.J" style:family="table-column">
      <style:table-column-properties style:column-width="2.572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office:value-type="string">
            <text:p text:style-name="P1">UC/Klasse</text:p>
          </table:table-cell>
          <table:table-cell table:style-name="Tabelle1.A1" office:value-type="string">
            <text:p text:style-name="P1">Seminarveranstaltung</text:p>
          </table:table-cell>
          <table:table-cell table:style-name="Tabelle1.A1" office:value-type="string">
            <text:p text:style-name="P1">Seminartyp</text:p>
          </table:table-cell>
          <table:table-cell table:style-name="Tabelle1.A1" office:value-type="string">
            <text:p text:style-name="P1">Dozent</text:p>
          </table:table-cell>
          <table:table-cell table:style-name="Tabelle1.A1" office:value-type="string">
            <text:p text:style-name="P1">Teilnehmer</text:p>
          </table:table-cell>
          <table:table-cell table:style-name="Tabelle1.A1" office:value-type="string">
            <text:p text:style-name="P1">Vorwissen</text:p>
          </table:table-cell>
          <table:table-cell table:style-name="Tabelle1.A1" office:value-type="string">
            <text:p text:style-name="P1">Adresse</text:p>
          </table:table-cell>
          <table:table-cell table:style-name="Tabelle1.A1" office:value-type="string">
            <text:p text:style-name="P1">Mitarbeiter</text:p>
          </table:table-cell>
          <table:table-cell table:style-name="Tabelle1.A1" office:value-type="string">
            <text:p text:style-name="P1">Kundensachbearbeiter</text:p>
          </table:table-cell>
          <table:table-cell table:style-name="Tabelle1.J1" office:value-type="string">
            <text:p text:style-name="P1">Seminarsachbearbeiter</text:p>
          </table:table-cell>
        </table:table-row>
        <table:table-row>
          <table:table-cell table:style-name="Tabelle1.A2" office:value-type="string">
            <text:p text:style-name="P1">SV erfassen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C, R U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SV bearbeiten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SV löschen</text:p>
          </table:table-cell>
          <table:table-cell table:style-name="Tabelle1.A2" office:value-type="string">
            <text:p text:style-name="P1">R, D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SV stornieren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Person erfassen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ST erfassen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Dozent erfassen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>C, R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Teilnehmer anmelden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R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Teilnehmer abmelden</text:p>
          </table:table-cell>
          <table:table-cell table:style-name="Tabelle1.A2" office:value-type="string">
            <text:p text:style-name="P1">R, 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R,U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J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Fehl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D</text:p>
          </table:table-cell>
          <table:table-cell table:style-name="Tabelle1.A2" office:value-type="string">
            <text:p text:style-name="P1">R, U, D</text:p>
          </table:table-cell>
          <table:table-cell table:style-name="Tabelle1.A2" office:value-type="string">
            <text:p text:style-name="P1">R, U, D</text:p>
          </table:table-cell>
          <table:table-cell table:style-name="Tabelle1.A2" office:value-type="string">
            <text:p text:style-name="P1">C, R, U, D, E</text:p>
          </table:table-cell>
          <table:table-cell table:style-name="Tabelle1.A2" office:value-type="string">
            <text:p text:style-name="P1">C, R, U, D, E</text:p>
          </table:table-cell>
          <table:table-cell table:style-name="Tabelle1.J2" office:value-type="string">
            <text:p text:style-name="P1">C, R, U, D, E</text:p>
          </table:table-cell>
        </table:table-row>
      </table:table>
      <text:p text:style-name="Standard"/>
      <text:p text:style-name="Standard">3b)</text:p>
      <text:p text:style-name="P3"><text:span text:style-name="T1">Seminarveranstaltung</text:span>: <text:span text:style-name="T1">Relevant</text:span>., ist Mittelpunkt des Systems, beinhaltet wichtige Daten zu Seminaren</text:p>
      <text:p text:style-name="P2"><text:span text:style-name="T1">Seminartyp</text:span>: <text:span text:style-name="T1">Relevant</text:span>, da für einige Attribute eine Differenzierung zu Veranstaltung nötig ist</text:p>
      <text:p text:style-name="P2"><text:span text:style-name="T1">Dozent</text:span>.: <text:span text:style-name="T1">Relevant</text:span>. Wichtige Differenzierung von Mitarbeiter, hat einzigartige Attribute und man muss zwischen Dozenten genau unterscheiden können</text:p>
      <text:p text:style-name="P2"><text:span text:style-name="T1">Mitarbeiter</text:span>: <text:span text:style-name="T1">Nicht relevant</text:span> aber effektive Generalisierung, da es mehrere Arten Mitarbeiter gibt uns so redundane Daten vermieden werden</text:p>
      <text:p text:style-name="P2"><text:span text:style-name="T1">Kundensachbearbeiter</text:span>: <text:span text:style-name="T1">Relevant</text:span> da eindeutig in Lastenheft beschrieben und besitzt eindeutig definierte Aufgaben/Assoziationen</text:p>
      <text:p text:style-name="P2"><text:span text:style-name="T1">Seminarsachbearbeiter</text:span>: <text:span text:style-name="T1">Relevant</text:span> da eindeutig in Lastenheft beschrieben und besitzt eindeutig definierte Aufgaben/Assoziationen</text:p>
      <text:p text:style-name="P2"><text:span text:style-name="T1">Teilnehmer</text:span>: <text:span text:style-name="T1">Relevant</text:span>. Beinhaltet alle relevanten Daten des Kunden, ein Hauptbestandteil des Systems</text:p>
      <text:p text:style-name="P2"><text:span text:style-name="T1">Vorwissern</text:span>: <text:span text:style-name="T1">Nicht relevant</text:span>, string als Attribut bei Teilnehmer reicht aus</text:p>
      <text:p text:style-name="P2"><text:span text:style-name="T1">Adresse</text:span>: <text:span text:style-name="T1">Nicht relevant</text:span>, aber eigene Klasse vermeidet redundande Daten</text:p>
      <text:p text:style-name="P2"/>
      <text:p text:style-name="P2"/>
      <text:p text:style-name="P2"/>
      <text:p text:style-name="P2"/>
      <text:p text:style-name="P2"><text:soft-page-break/>3c)</text:p>
      <text:p text:style-name="P2">Stammdaten: Mitarbeiterattribute, Kundenattribute</text:p>
      <text:p text:style-name="P2">Bestandsdaten: Seminartypen, Seminarveranstaltungen</text:p>
      <text:p text:style-name="P2">Änderungsdaten: Seminarveranstaltung (?)</text:p>
      <text:p text:style-name="P2">Bewegungsdaten: Rechnungen, Stornierung</text:p>
      <text:p text:style-name="P2"/>
      <text:p text:style-name="P2">3d) In dem Datenmodell werden Rechnungen/Stornierungen zwar durch Assoziationen definiert, aber eigene Klassen mit Attributen wären effizienter, übersichtlicher und einfacher zu wart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9T15:04:53.45</meta:creation-date>
    <dc:date>2017-07-11T02:39:56.03</dc:date>
    <meta:editing-duration>PT1H16M3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2" meta:paragraph-count="63" meta:word-count="234" meta:character-count="1705"/>
  </office:meta>
</office:document-meta>
</file>